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list-style-name="L1">
      <style:text-properties style:font-name="Calibri" fo:font-weight="bold" officeooo:paragraph-rsid="000b2e44" style:font-weight-asian="bold" style:font-weight-complex="bold"/>
    </style:style>
    <style:style style:name="P5" style:family="paragraph" style:parent-style-name="Standard" style:list-style-name="L1">
      <style:text-properties style:font-name="Calibri" fo:font-weight="bold" officeooo:paragraph-rsid="000d1797" style:font-weight-asian="bold" style:font-weight-complex="bold"/>
    </style:style>
    <style:style style:name="P6" style:family="paragraph" style:parent-style-name="Standard">
      <style:text-properties style:font-name="Calibri" fo:font-weight="bold" officeooo:paragraph-rsid="000b2e44" style:font-weight-asian="bold" style:font-weight-complex="bold"/>
    </style:style>
    <style:style style:name="P7" style:family="paragraph" style:parent-style-name="Standard">
      <style:text-properties style:font-name="Calibri" fo:font-weight="bold" officeooo:rsid="000d1797" officeooo:paragraph-rsid="000d1797" style:font-weight-asian="bold" style:font-weight-complex="bold"/>
    </style:style>
    <style:style style:name="P8" style:family="paragraph" style:parent-style-name="Standard">
      <style:text-properties style:font-name="Calibri" fo:font-weight="bold" officeooo:rsid="000e588c" officeooo:paragraph-rsid="000e588c" style:font-weight-asian="bold" style:font-weight-complex="bold"/>
    </style:style>
    <style:style style:name="P9" style:family="paragraph" style:parent-style-name="Standard">
      <style:text-properties style:font-name="Calibri" fo:font-weight="bold" officeooo:rsid="000f5d82" officeooo:paragraph-rsid="000f5d82" style:font-weight-asian="bold" style:font-weight-complex="bold"/>
    </style:style>
    <style:style style:name="P10" style:family="paragraph" style:parent-style-name="Standard">
      <style:text-properties style:font-name="Calibri" fo:font-weight="bold" officeooo:rsid="0010a03a" officeooo:paragraph-rsid="0010a03a" style:font-weight-asian="bold" style:font-weight-complex="bold"/>
    </style:style>
    <style:style style:name="P11" style:family="paragraph" style:parent-style-name="Standard">
      <style:text-properties style:font-name="Calibri" fo:font-weight="bold" officeooo:rsid="0010e4eb" officeooo:paragraph-rsid="0010e4eb" style:font-weight-asian="bold" style:font-weight-complex="bold"/>
    </style:style>
    <style:style style:name="P12" style:family="paragraph" style:parent-style-name="Standard">
      <style:text-properties style:font-name="Calibri" fo:font-weight="bold" officeooo:rsid="0011e620" officeooo:paragraph-rsid="0011e620" style:font-weight-asian="bold" style:font-weight-complex="bold"/>
    </style:style>
    <style:style style:name="P13" style:family="paragraph" style:parent-style-name="Standard">
      <style:text-properties style:font-name="Calibri" fo:font-weight="normal" style:font-weight-asian="normal" style:font-weight-complex="normal"/>
    </style:style>
    <style:style style:name="P14" style:family="paragraph" style:parent-style-name="Standard" style:list-style-name="L2">
      <style:text-properties style:font-name="Calibri" fo:font-weight="normal" style:font-weight-asian="normal" style:font-weight-complex="normal"/>
    </style:style>
    <style:style style:name="P15" style:family="paragraph" style:parent-style-name="Standard">
      <style:text-properties style:font-name="Calibri" fo:font-weight="normal" officeooo:paragraph-rsid="000d1797" style:font-weight-asian="normal" style:font-weight-complex="normal"/>
    </style:style>
    <style:style style:name="P16" style:family="paragraph" style:parent-style-name="Standard">
      <style:text-properties style:font-name="Calibri" fo:font-weight="normal" officeooo:rsid="0011e620" officeooo:paragraph-rsid="0011e620" style:font-weight-asian="normal" style:font-weight-complex="normal"/>
    </style:style>
    <style:style style:name="P17" style:family="paragraph" style:parent-style-name="Standard">
      <style:paragraph-properties fo:break-before="page"/>
      <style:text-properties style:font-name="Calibri"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2e44" style:font-weight-asian="normal" style:font-weight-complex="normal"/>
    </style:style>
    <style:style style:name="T3" style:family="text">
      <style:text-properties fo:font-weight="normal" officeooo:rsid="000e588c" style:font-weight-asian="normal" style:font-weight-complex="normal"/>
    </style:style>
    <style:style style:name="T4" style:family="text">
      <style:text-properties fo:font-weight="normal" officeooo:rsid="0010e4eb" style:font-weight-asian="normal" style:font-weight-complex="normal"/>
    </style:style>
    <style:style style:name="T5" style:family="text">
      <style:text-properties fo:font-weight="normal" officeooo:rsid="0011e620" style:font-weight-asian="normal" style:font-weight-complex="normal"/>
    </style:style>
    <style:style style:name="T6" style:family="text">
      <style:text-properties style:font-name="Calibri"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0d1797"/>
    </style:style>
    <style:style style:name="T9" style:family="text">
      <style:text-properties officeooo:rsid="0011e6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 D'ANNUNZIO, <text:span text:style-name="T7">La pioggia nel pineto</text:span></text:p>
      <text:p text:style-name="P1"/>
      <text:p text:style-name="Standard"><text:span text:style-name="T6">vedere link: </text:span><text:a xlink:type="simple" xlink:href="https://www.fareletteratura.it/2014/02/20/analisi-del-testo-e-parafrasi-la-pioggia-nel-pineto-dannunzio/" text:style-name="Internet_20_link" text:visited-style-name="Visited_20_Internet_20_Link"><text:span text:style-name="T1">https://www.fareletteratura.it/2014/02/20/analisi-del-testo-e-parafrasi-la-pioggia-nel-pineto-dannunzio/</text:span></text:a><text:span text:style-name="T1"> </text:span></text:p>
      <text:p text:style-name="P2"/>
      <text:p text:style-name="P6">Domande per lo studio.</text:p>
      <text:p text:style-name="P6"/>
      <text:p text:style-name="P6">- Il tema. <text:span text:style-name="T1">Qual è, secondo te, il tema centrale della lirica (la donna, l’amore, la fusione dell’uomo con la natura…)? Motiva la tua risposta.</text:span> <text:span text:style-name="T1">(versi 20-21; 52-64; 97-109. Spiega il tema centrale della lirica relativo alla fusione dell'uomo con la natura).</text:span></text:p>
      <text:p text:style-name="P1"><text:span text:style-name="T1"/></text:p>
      <text:p text:style-name="P7"><text:span text:style-name="T1">Il tema centrale della composizione è la pioggia estiva e la fusione del poeta e della donna con questa pioggia in mezzo alla natura.</text:span></text:p>
      <text:p text:style-name="P7"><text:span text:style-name="T1">Un esempio al verso 20-21:</text:span></text:p>
      <text:p text:style-name="P7"><text:span text:style-name="T1"><text:tab/>Piove sui nostri volti silvani</text:span></text:p>
      <text:p text:style-name="P7"><text:span text:style-name="T1">oppure al verso 52-54:</text:span></text:p>
      <text:p text:style-name="P7"><text:span text:style-name="T1"><text:tab/>E immersi noi siam nello spirito silvestre</text:span></text:p>
      <text:p text:style-name="P7"><text:span text:style-name="T1">a ancora ai versi: 56 64.</text:span></text:p>
      <text:p text:style-name="P6"><text:span text:style-name="T2"/></text:p>
      <text:p text:style-name="P6">Ermione. <text:span text:style-name="T1">La figura femminile che appare nel testo è appena accennata</text:span>. </text:p>
      <text:list xml:id="list3233898137" text:style-name="L1">
        <text:list-header>
          <text:p text:style-name="P5">• Con quali immagini ci viene presentata? </text:p>
          <text:p text:style-name="P4">• Quali dati fisici di lei conosciamo?</text:p>
        </text:list-header>
      </text:list>
      <text:p text:style-name="P15"><text:span text:style-name="T8">La figura di Ermione ci viene presentata attravarso metafore e personificazioni della natura, più specificatamente ic viene descritto il volto e ancora più nello specifico gli occhi di Ermione.</text:span></text:p>
      <text:p text:style-name="P6"/>
      <text:p text:style-name="P6">Umanizzazione della natura. <text:span text:style-name="T1">Se l'uomo si fonde con la natura, anche la natura appare, a tratti <text:s/>umanizzata. Individua i </text:span><text:span text:style-name="T3">v</text:span><text:span text:style-name="T1">ersi in cui è evidente tale passaggio.</text:span></text:p>
      <text:p text:style-name="P8"><text:span text:style-name="T1"/></text:p>
      <text:p text:style-name="P8"><text:span text:style-name="T1">Coccole aulenti</text:span></text:p>
      <text:p text:style-name="P8"><text:span text:style-name="T1"/></text:p>
      <text:p text:style-name="P9"><text:span text:style-name="T1">46-49 la natura ha dei suoni</text:span></text:p>
      <text:p text:style-name="P9"><text:span text:style-name="T1">volto come una fogli 56-57</text:span></text:p>
      <text:p text:style-name="P10"><text:span text:style-name="T1">65-66 Accordo delle aeree cicale a poco a poco più sordo</text:span></text:p>
      <text:p text:style-name="P10"><text:span text:style-name="T1">80- voce del mare</text:span></text:p>
      <text:p text:style-name="P10"><text:span text:style-name="T1"/></text:p>
      <text:p text:style-name="P1"/>
      <text:p text:style-name="P1">Impressionismo dannunziano. <text:span text:style-name="T1">Per quale motivo possiamo affermare che la lirica si sviluppa secondo un processo impressionistico? Motiva con riferimenti al testo.</text:span></text:p>
      <text:p text:style-name="P1"><text:span text:style-name="T1"/></text:p>
      <text:p text:style-name="P11"><text:span text:style-name="T1">Possiamo affermare ciò perché d’annunzio tende a descrivere il paesaggio e contemporaneamente la donna con lui attraverso delle immagini con della luce <text:s/>e dei fenomeni atmosferici che colpiscono i vari personaggi o oggetti presenti nella scena descritta, un esempio sono le ginetre fulgenti, ciò risplendenti dal sole che le colpisce, oppure le coccole aulenti che profumano, il cielo cenerino.</text:span></text:p>
      <text:p text:style-name="P1"/>
      <text:p text:style-name="P1"/>
      <text:p text:style-name="P17">“<text:span text:style-name="T7">parole più nuove</text:span>” (v. 5) – Chi le pronuncia? <text:span text:style-name="T1">quale rapporto con la poetica simbolista si può riscontrare in questo verso?</text:span></text:p>
      <text:p text:style-name="P1"><text:span text:style-name="T1">Quali sono gli </text:span>strumenti musicali<text:span text:style-name="T1"> suonati dalla pioggi</text:span><text:span text:style-name="T4">a</text:span><text:span text:style-name="T1">?</text:span></text:p>
      <text:p text:style-name="P1"><text:span text:style-name="T1"/></text:p>
      <text:p text:style-name="P11"><text:span text:style-name="T1">Parole più nuove è riferito ai suoni che producono gli oggetti colpiti dalle gccie di piaggia, si sta parlando più specificatamente di alberi, cespugli, foglie.</text:span></text:p>
      <text:p text:style-name="P1"><text:span text:style-name="T1"/></text:p>
      <text:p text:style-name="P1"/>
      <text:p text:style-name="P1">Il componimento. </text:p>
      <text:p text:style-name="P1">• Quanti versi compaiono nel componimento? <text:span text:style-name="T9">138</text:span></text:p>
      <text:p text:style-name="P6">• Quali tipi di versi? <text:span text:style-name="T9">Il verso è libero </text:span></text:p>
      <text:p text:style-name="P6"/>
      <text:p text:style-name="P6">La forma metrica. <text:span text:style-name="T1">Perché la poesia viene definita canzone libera?</text:span> </text:p>
      <text:p text:style-name="P16">La poesia viene definita tale per la sua composizione metrica e la sua particolare musicalità data da alcune ripetizioni e dal verso libero che incoraggia la preferanza a un testo più fluido e musicalmente armonico a una perfezione tecnica stilistica classica.</text:p>
      <text:p text:style-name="P1"/>
      <text:p text:style-name="P1">Rime, assonanze, consonanze ➔<text:span text:style-name="T1"> La parola è usata più per la sua musicalità che per il suo significato e il testo realizza costanti accordi e rimandi fonici anche attraverso rime;</text:span> individua <text:span text:style-name="T1">esempi di</text:span></text:p>
      <text:p text:style-name="P1">• rime interne (sofferma la tua attenzione sui vv. 4/7; 40/45; 51/55) </text:p>
      <text:p text:style-name="P1">• assonanze (sofferma la tua attenzione sui vv. 5; 31) </text:p>
      <text:p text:style-name="P1">• consonanze (sofferma la tua attenzione sul v. 38) </text:p>
      <text:p text:style-name="P1"/>
      <text:p text:style-name="P1">Le ripetizioni. <text:span text:style-name="T1">Quali sono? Quali fun</text:span><text:span text:style-name="T5">z</text:span><text:span text:style-name="T1">ione hanno?</text:span></text:p>
      <text:p text:style-name="P1"/>
      <text:p text:style-name="P1">Le sensazioni uditive. <text:span text:style-name="T1">Le sensazioni uditive sono prevalenti nel testo. Indica quali suoni vengono prodotti dalla pioggia e quali termini riferiti ad animali rimandano a sensazioni uditive. </text:span></text:p>
      <text:p text:style-name="P1"><text:span text:style-name="T1"/></text:p>
      <text:p text:style-name="P12"><text:span text:style-name="T1">I suoni che riportano al suono sono gli effetti sonori che la piaggia ha sulle ginestre, sulle fronde, sui ginepri, sui volti dei due, slulle mani, sui vestiti, sui pensieri(metafora), su tutta la pineta, sulle foglie degli alberi più vicine ai due, la rana rimanda al crà crà</text:span></text:p>
      <text:p text:style-name="P1"/>
      <text:p text:style-name="P1">Il registro. <text:span text:style-name="T1">Il testo presenta un registro stilistico a. popolare. b. aulico. c. medio. d. colloquiale.</text:span> </text:p>
      <text:p text:style-name="P1"/>
      <text:p text:style-name="P12">B aulico</text:p>
      <text:p text:style-name="P1"/>
      <text:p text:style-name="P1">Il ritmo. <text:span text:style-name="T1">Come definiresti il ritmo della lirica?</text:span> </text:p>
      <text:p text:style-name="P1"/>
      <text:p text:style-name="P12">Il ritmo della lirica<text:span text:style-name="T1"> è canzonato ma allo stesso tempo solenne.</text:span></text:p>
      <text:list xml:id="list562798139" text:style-name="L2">
        <text:list-header>
          <text:p text:style-name="P14"/>
        </text:list-header>
      </text:list>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74cm" fo:margin-bottom="1.9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enrica pan</meta:initial-creator>
    <meta:creation-date>2020-03-25T09:44:21.95</meta:creation-date>
    <dc:date>2020-04-13T21:06:39.396126982</dc:date>
    <meta:editing-duration>PT48M33S</meta:editing-duration>
    <meta:editing-cycles>13</meta:editing-cycles>
    <meta:generator>LibreOffice/6.3.5.2$Linux_X86_64 LibreOffice_project/30$Build-2</meta:generator>
    <meta:document-statistic meta:table-count="0" meta:image-count="0" meta:object-count="0" meta:page-count="2" meta:paragraph-count="41" meta:word-count="599" meta:character-count="3792" meta:non-whitespace-character-count="3217"/>
  </office:meta>
</office:document-meta>
</file>